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Authentica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sswordAuthenticat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sswordAuthentication.PasswordAuthentication( java . lang . String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